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7368" calcext:value-type="float">
            <text:p>103.1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7384" calcext:value-type="float">
            <text:p>96.4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2976" calcext:value-type="float">
            <text:p>96.9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8064" calcext:value-type="float">
            <text:p>90.4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8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45408" calcext:value-type="float">
            <text:p>79.8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4392" calcext:value-type="float">
            <text:p>74.7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7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196" calcext:value-type="float">
            <text:p>69.0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6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6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2802</text:p>
          </table:table-cell>
          <table:table-cell office:value-type="string" calcext:value-type="string">
            <text:p>Dumas NE Quad</text:p>
          </table:table-cell>
          <table:table-cell office:value-type="string" calcext:value-type="string">
            <text:p>196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